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22-09-2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770992" calcext:value-type="float">
            <text:p>203.7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21-09-15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76432" calcext:value-type="float">
            <text:p>201.5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7072" calcext:value-type="float">
            <text:p>200.0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7552" calcext:value-type="float">
            <text:p>200.3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6008" calcext:value-type="float">
            <text:p>198.7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9676" calcext:value-type="float">
            <text:p>197.9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1728" calcext:value-type="float">
            <text:p>199.2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1352" calcext:value-type="float">
            <text:p>199.6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96176" calcext:value-type="float">
            <text:p>196.9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93128" calcext:value-type="float">
            <text:p>196.9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78472" calcext:value-type="float">
            <text:p>197.7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9008" calcext:value-type="float">
            <text:p>196.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89496" calcext:value-type="float">
            <text:p>195.8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0532" calcext:value-type="float">
            <text:p>197.0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413376" calcext:value-type="float">
            <text:p>195.4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23024" calcext:value-type="float">
            <text:p>196.2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764152" calcext:value-type="float">
            <text:p>194.7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14592" calcext:value-type="float">
            <text:p>192.1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017904" calcext:value-type="float">
            <text:p>192.0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59728" calcext:value-type="float">
            <text:p>191.5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529712" calcext:value-type="float">
            <text:p>193.5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62192" calcext:value-type="float">
            <text:p>190.6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069976" calcext:value-type="float">
            <text:p>191.0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04864" calcext:value-type="float">
            <text:p>191.0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73216" calcext:value-type="float">
            <text:p>188.7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06744" calcext:value-type="float">
            <text:p>189.0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76264" calcext:value-type="float">
            <text:p>188.7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6044" calcext:value-type="float">
            <text:p>187.6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25972" calcext:value-type="float">
            <text:p>188.25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84824" calcext:value-type="float">
            <text:p>187.8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21984" calcext:value-type="float">
            <text:p>189.2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967624" calcext:value-type="float">
            <text:p>185.96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702448" calcext:value-type="float">
            <text:p>185.70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702448" calcext:value-type="float">
            <text:p>185.70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9272" calcext:value-type="float">
            <text:p>185.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41488" calcext:value-type="float">
            <text:p>185.64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43952" calcext:value-type="float">
            <text:p>185.54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34808" calcext:value-type="float">
            <text:p>185.53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74432" calcext:value-type="float">
            <text:p>185.57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83576" calcext:value-type="float">
            <text:p>185.58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25664" calcext:value-type="float">
            <text:p>185.52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37856" calcext:value-type="float">
            <text:p>185.53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34808" calcext:value-type="float">
            <text:p>185.53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1652" calcext:value-type="float">
            <text:p>185.51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22616" calcext:value-type="float">
            <text:p>185.52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22616" calcext:value-type="float">
            <text:p>185.52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19568" calcext:value-type="float">
            <text:p>185.51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40904" calcext:value-type="float">
            <text:p>185.54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3176" calcext:value-type="float">
            <text:p>185.5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25664" calcext:value-type="float">
            <text:p>185.52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21092" calcext:value-type="float">
            <text:p>185.521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82992" calcext:value-type="float">
            <text:p>185.48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89088" calcext:value-type="float">
            <text:p>185.48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89088" calcext:value-type="float">
            <text:p>185.48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52512" calcext:value-type="float">
            <text:p>185.45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06792" calcext:value-type="float">
            <text:p>185.40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15936" calcext:value-type="float">
            <text:p>185.41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82408" calcext:value-type="float">
            <text:p>185.38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7936" calcext:value-type="float">
            <text:p>185.3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0984" calcext:value-type="float">
            <text:p>185.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946" calcext:value-type="float">
            <text:p>185.39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97064" calcext:value-type="float">
            <text:p>185.29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90968" calcext:value-type="float">
            <text:p>185.29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8792" calcext:value-type="float">
            <text:p>185.2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81824" calcext:value-type="float">
            <text:p>185.28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78776" calcext:value-type="float">
            <text:p>185.27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84872" calcext:value-type="float">
            <text:p>185.28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5744" calcext:value-type="float">
            <text:p>185.2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54392" calcext:value-type="float">
            <text:p>185.25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8792" calcext:value-type="float">
            <text:p>185.2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94016" calcext:value-type="float">
            <text:p>185.29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422" calcext:value-type="float">
            <text:p>185.24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66584" calcext:value-type="float">
            <text:p>185.26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81824" calcext:value-type="float">
            <text:p>185.28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8792" calcext:value-type="float">
            <text:p>185.2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3364" calcext:value-type="float">
            <text:p>185.33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15352" calcext:value-type="float">
            <text:p>185.31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00112" calcext:value-type="float">
            <text:p>185.30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21448" calcext:value-type="float">
            <text:p>185.32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15352" calcext:value-type="float">
            <text:p>185.31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8792" calcext:value-type="float">
            <text:p>185.2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13472" calcext:value-type="float">
            <text:p>185.51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81824" calcext:value-type="float">
            <text:p>185.28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0316" calcext:value-type="float">
            <text:p>185.30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58024" calcext:value-type="float">
            <text:p>185.35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78776" calcext:value-type="float">
            <text:p>185.27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0316" calcext:value-type="float">
            <text:p>185.30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90968" calcext:value-type="float">
            <text:p>185.29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184" calcext:value-type="float">
            <text:p>185.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24496" calcext:value-type="float">
            <text:p>185.32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184" calcext:value-type="float">
            <text:p>185.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0316" calcext:value-type="float">
            <text:p>185.30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09256" calcext:value-type="float">
            <text:p>185.30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24496" calcext:value-type="float">
            <text:p>185.32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24496" calcext:value-type="float">
            <text:p>185.32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51928" calcext:value-type="float">
            <text:p>185.35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82408" calcext:value-type="float">
            <text:p>185.38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51928" calcext:value-type="float">
            <text:p>185.35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43368" calcext:value-type="float">
            <text:p>185.44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29652" calcext:value-type="float">
            <text:p>185.429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00696" calcext:value-type="float">
            <text:p>185.40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79944" calcext:value-type="float">
            <text:p>185.47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95184" calcext:value-type="float">
            <text:p>185.49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00696" calcext:value-type="float">
            <text:p>185.40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87488" calcext:value-type="float">
            <text:p>185.38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76312" calcext:value-type="float">
            <text:p>185.37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6412" calcext:value-type="float">
            <text:p>185.36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73264" calcext:value-type="float">
            <text:p>185.37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12888" calcext:value-type="float">
            <text:p>185.41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03744" calcext:value-type="float">
            <text:p>185.40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00696" calcext:value-type="float">
            <text:p>185.40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12888" calcext:value-type="float">
            <text:p>185.41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708" calcext:value-type="float">
            <text:p>185.4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70216" calcext:value-type="float">
            <text:p>185.37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73264" calcext:value-type="float">
            <text:p>185.37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29652" calcext:value-type="float">
            <text:p>185.429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5556" calcext:value-type="float">
            <text:p>185.45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18044" calcext:value-type="float">
            <text:p>185.518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0796" calcext:value-type="float">
            <text:p>185.60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83576" calcext:value-type="float">
            <text:p>185.58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83576" calcext:value-type="float">
            <text:p>185.58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74432" calcext:value-type="float">
            <text:p>185.57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41488" calcext:value-type="float">
            <text:p>185.64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68336" calcext:value-type="float">
            <text:p>185.56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5368" calcext:value-type="float">
            <text:p>185.6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5368" calcext:value-type="float">
            <text:p>185.6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59776" calcext:value-type="float">
            <text:p>185.65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47584" calcext:value-type="float">
            <text:p>185.64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59776" calcext:value-type="float">
            <text:p>185.65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62824" calcext:value-type="float">
            <text:p>185.66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90256" calcext:value-type="float">
            <text:p>185.69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41488" calcext:value-type="float">
            <text:p>185.64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90256" calcext:value-type="float">
            <text:p>185.69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87208" calcext:value-type="float">
            <text:p>185.68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78064" calcext:value-type="float">
            <text:p>185.67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81112" calcext:value-type="float">
            <text:p>185.68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81112" calcext:value-type="float">
            <text:p>185.68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90256" calcext:value-type="float">
            <text:p>185.69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8416" calcext:value-type="float">
            <text:p>185.6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994" calcext:value-type="float">
            <text:p>185.69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87208" calcext:value-type="float">
            <text:p>185.68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735976" calcext:value-type="float">
            <text:p>185.73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717688" calcext:value-type="float">
            <text:p>185.71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93304" calcext:value-type="float">
            <text:p>185.69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994" calcext:value-type="float">
            <text:p>185.69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705496" calcext:value-type="float">
            <text:p>185.70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702448" calcext:value-type="float">
            <text:p>185.70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71464" calcext:value-type="float">
            <text:p>185.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723784" calcext:value-type="float">
            <text:p>185.72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726832" calcext:value-type="float">
            <text:p>185.72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72988" calcext:value-type="float">
            <text:p>185.72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735976" calcext:value-type="float">
            <text:p>185.73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735976" calcext:value-type="float">
            <text:p>185.73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711592" calcext:value-type="float">
            <text:p>185.71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76036" calcext:value-type="float">
            <text:p>185.76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781696" calcext:value-type="float">
            <text:p>185.78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772552" calcext:value-type="float">
            <text:p>185.77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735976" calcext:value-type="float">
            <text:p>185.73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371094037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7756" calcext:value-type="float">
            <text:p>185.7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31" meta:object-count="0"/>
    <meta:user-defined meta:name="AppVersion">3.0</meta:user-defined>
  </office:meta>
</office:document-meta>
</file>